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ub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t:</text:p>
          </table:table-cell>
          <table:table-cell office:value-type="string" calcext:value-type="string">
            <text:p>Main: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" table:formula="of:=[.F6]*[.I10]" office:value-type="float" office:value="7.10526315789474" calcext:value-type="float">
            <text:p>7.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table:formula="of:=9/([.H10]+[.H9]+[.H8]+[.H7]*6)" office:value-type="float" office:value="1.18421052631579" calcext:value-type="float">
            <text:p>1.18421052631579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Flower/Plume</text:p>
          </table:table-cell>
          <table:table-cell office:value-type="string" calcext:value-type="string">
            <text:p>NonFlower/Plum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n Piece</text:p>
          </table:table-cell>
          <table:table-cell table:style-name="ce2" table:formula="of:=([.F7]+[.D7]*6)/15" office:value-type="percentage" office:value="0.873684210526316" calcext:value-type="percentage">
            <text:p>87.37%</text:p>
          </table:table-cell>
          <table:table-cell table:style-name="ce2" table:formula="of:=([.D7]*6+[.E7]*9+[.F7])/24" office:value-type="percentage" office:value="0.921052631578948" calcext:value-type="percentage">
            <text:p>92.11%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ff Piece</text:p>
          </table:table-cell>
          <table:table-cell table:style-name="ce2" table:formula="of:=[.F7]/9" office:value-type="percentage" office:value="0.789473684210526" calcext:value-type="percentage">
            <text:p>78.95%</text:p>
          </table:table-cell>
          <table:table-cell table:style-name="ce2" table:formula="of:=([.E7]*9+[.F7])/18" office:value-type="percentage" office:value="0.894736842105263" calcext:value-type="percentage">
            <text:p>89.47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number number:decimal-places="6" number:min-decimal-places="6" number:min-integer-digits="1"/>
    </number:number-style>
    <number:number-style style:name="N143">
      <number:number number:decimal-places="5" number:min-decimal-places="5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21:51:01.7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1:47:34.265000000</meta:creation-date>
    <dc:date>2023-11-14T00:11:09.558000000</dc:date>
    <meta:editing-duration>PT14H37M20S</meta:editing-duration>
    <meta:editing-cycles>3</meta:editing-cycles>
    <meta:generator>LibreOffice/7.6.2.1$Windows_X86_64 LibreOffice_project/56f7684011345957bbf33a7ee678afaf4d2ba333</meta:generator>
    <meta:document-statistic meta:table-count="1" meta:cell-count="20" meta:object-count="0"/>
  </office:meta>
</office:document-meta>
</file>